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line-through-style="solid"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4_13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7, FF 4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Joseph Blumenthal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December 29, 1893</text:p>
      <text:p text:style-name="P4">Month<text:tab/><text:tab/><text:tab/><text:tab/><text:tab/><text:tab/>December</text:p>
      <text:p text:style-name="P4">Year<text:tab/><text:tab/><text:tab/><text:tab/><text:tab/><text:tab/>1893</text:p>
      <text:p text:style-name="P4">Hebrew Date<text:tab/><text:tab/><text:tab/><text:tab/><text:tab/></text:p>
      <text:p text:style-name="P4">Undated</text:p>
      <text:p text:style-name="P4">City<text:tab/><text:tab/><text:tab/><text:tab/><text:tab/><text:tab/>New York</text:p>
      <text:p text:style-name="P4">State<text:tab/><text:tab/><text:tab/><text:tab/><text:tab/><text:tab/>NY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Letter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JOSEPH BLUMENTHAL,/</text:p>
      <text:p text:style-name="P5">President<text:span text:style-name="T2">,/</text:span></text:p>
      <text:p text:style-name="P5"><text:span text:style-name="T3">151 E. 73D STREET.</text:span><text:span text:style-name="T2">/</text:span></text:p>
      <text:p text:style-name="P6"><text:span text:style-name="T2">Jewish Theological Seminary Association./</text:span></text:p>
      <text:p text:style-name="P7"><text:span text:style-name="T2">New York, Dec 29th 1893/</text:span></text:p>
      <text:p text:style-name="P5"><text:span text:style-name="T2">My dear Dr/</text:span></text:p>
      <text:p text:style-name="P5"><text:span text:style-name="T2"><text:tab/>It having now been decided to hold/ the next convention of the Seminary Association/ in this city, I have thought seriously to have/ the graduation of Hertz follow on the next day/ when delegates &amp;c are here, instead of in June--/ what think you of it--will you please consider/ it, and consult with Dr Drachman as to it, when/ you are over here again--if convention is held/ on Sunday, we could have graduation exercises/ on Monday following--there being only Hertz it/ would perhaps be had then as well as later--/ it might suit the Baltimore &amp; Philadelphia/ attendants at convention, who desire to attend/ the graduation exercises better than to have/ to come again in June--Hope to see you/ when you come here, and talk it all over--/ Trusting you are well./ <text:s/>Yours Sincerely/ Joseph Blumenthal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9T13:11:39.77</meta:creation-date>
    <dc:date>2011-12-19T13:16:36.59</dc:date>
    <dc:creator>Penn Libraries</dc:creator>
    <meta:editing-duration>PT00H04M5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7" meta:word-count="328" meta:character-count="2199"/>
  </office:meta>
</office:document-meta>
</file>